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pitch="variable"/>
    <style:font-face style:name="Noto Rashi Hebrew Blk" svg:font-family="'Noto Rashi Hebrew Blk'" style:font-pitch="variable"/>
  </office:font-face-decls>
  <office:automatic-styles>
    <style:style style:name="P1" style:family="paragraph" style:parent-style-name="Standard">
      <loext:graphic-properties draw:fill="none" draw:fill-color="#ffffff" draw:opacity="100%"/>
      <style:paragraph-properties fo:line-height="100%" fo:text-align="center" style:justify-single-word="false" fo:background-color="transparent" style:writing-mode="rl-tb"/>
      <style:text-properties style:font-name="Noto Nastaliq Urdu" fo:font-size="310pt" fo:font-weight="bold" officeooo:rsid="0018b7ad" officeooo:paragraph-rsid="0018b7ad" style:font-size-asian="310pt" style:font-weight-asian="bold" style:font-name-complex="Noto Nastaliq Urdu" style:font-size-complex="310pt" style:font-weight-complex="bold"/>
    </style:style>
    <style:style style:name="P2" style:family="paragraph" style:parent-style-name="Standard">
      <loext:graphic-properties draw:fill="none" draw:fill-color="#ffffff" draw:opacity="100%"/>
      <style:paragraph-properties fo:line-height="100%" fo:text-align="center" style:justify-single-word="false" fo:break-before="page" fo:background-color="transparent" style:writing-mode="rl-tb"/>
      <style:text-properties style:font-name="Noto Nastaliq Urdu" fo:font-size="310pt" fo:font-weight="bold" officeooo:rsid="0018b7ad" officeooo:paragraph-rsid="0018b7ad" style:font-size-asian="310pt" style:font-weight-asian="bold" style:font-name-complex="Noto Nastaliq Urdu" style:font-size-complex="310pt" style:font-weight-complex="bold"/>
    </style:style>
    <style:style style:name="P3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rl-tb">
        <style:tab-stops/>
      </style:paragraph-properties>
      <style:text-properties style:font-name="F" fo:font-size="340pt" fo:font-style="normal" fo:text-shadow="none" fo:font-weight="bold" style:font-size-asian="340pt" style:font-style-asian="normal" style:font-weight-asian="bold" style:font-name-complex="Noto Rashi Hebrew Blk" style:font-size-complex="340pt" style:font-style-complex="normal" style:font-weight-complex="bold" fo:hyphenate="false" loext:hyphenation-no-caps="false"/>
    </style:style>
    <style:style style:name="P6" style:family="paragraph">
      <loext:graphic-properties draw:fill="none" draw:fill-color="#ffffff"/>
      <style:paragraph-properties fo:line-height="100%" fo:text-align="center" style:writing-mode="rl-tb"/>
      <style:text-properties fo:color="#ffb66c" loext:opacity="100%" style:font-name="F" fo:font-size="340pt" fo:letter-spacing="0.0236in" fo:font-style="normal" fo:text-shadow="none" fo:font-weight="bold" style:font-size-asian="340pt" style:font-style-asian="normal" style:font-weight-asian="bold" style:font-name-complex="Noto Rashi Hebrew Blk" style:font-size-complex="340pt" style:font-style-complex="normal" style:font-weight-complex="bold"/>
    </style:style>
    <style:style style:name="T1" style:family="text">
      <style:text-properties style:font-name="F" fo:font-size="340pt" fo:font-style="normal" fo:text-shadow="none" fo:font-weight="bold" style:font-size-asian="340pt" style:font-style-asian="normal" style:font-weight-asian="bold" style:font-name-complex="Noto Nastaliq Urdu" style:font-size-complex="340pt" style:font-style-complex="normal" style:font-weight-complex="bol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1.9681in" fo:min-width="0.2835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.4819in" fo:min-width="0.375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.111in" svg:stroke-color="#000000" draw:marker-start="" draw:marker-start-width="0.2445in" draw:marker-start-center="false" draw:marker-end="" draw:marker-end-width="0.2445in" draw:marker-end-center="false" draw:fill="none" draw:fill-color="#729fcf" draw:textarea-horizontal-align="justify" draw:textarea-vertical-align="middle" fo:padding-top="0.1043in" fo:padding-bottom="0.1043in" fo:padding-left="0.1535in" fo:padding-right="0.1535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.111in" svg:stroke-color="#000000" draw:marker-start="" draw:marker-start-width="0.2445in" draw:marker-start-center="false" draw:marker-end="" draw:marker-end-width="0.2445in" draw:marker-end-center="false" draw:fill="none" draw:fill-color="#729fcf" draw:textarea-horizontal-align="justify" draw:textarea-vertical-align="middle" fo:padding-top="0.1043in" fo:padding-bottom="0.1043in" fo:padding-left="0.1535in" fo:padding-right="0.1535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.1728in" fo:min-width="0.943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1.9681in" fo:min-width="0.2835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.111in" svg:stroke-color="#000000" draw:marker-start="" draw:marker-start-width="0.2445in" draw:marker-start-center="false" draw:marker-end="" draw:marker-end-width="0.2445in" draw:marker-end-center="false" draw:fill="none" draw:fill-color="#729fcf" draw:textarea-horizontal-align="justify" draw:textarea-vertical-align="middle" fo:padding-top="0.1043in" fo:padding-bottom="0.1043in" fo:padding-left="0.1535in" fo:padding-right="0.1535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.111in" svg:stroke-color="#000000" draw:marker-start="" draw:marker-start-width="0.2445in" draw:marker-start-center="false" draw:marker-end="" draw:marker-end-width="0.2445in" draw:marker-end-center="false" draw:fill="none" draw:fill-color="#729fcf" draw:textarea-horizontal-align="justify" draw:textarea-vertical-align="middle" fo:padding-top="0.1043in" fo:padding-bottom="0.1043in" fo:padding-left="0.1535in" fo:padding-right="0.1535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1.9681in" fo:min-width="0.2835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.111in" svg:stroke-color="#000000" draw:marker-start="" draw:marker-start-width="0.2445in" draw:marker-start-center="false" draw:marker-end="" draw:marker-end-width="0.2445in" draw:marker-end-center="false" draw:fill="none" draw:fill-color="#729fcf" draw:textarea-horizontal-align="justify" draw:textarea-vertical-align="middle" fo:padding-top="0.1043in" fo:padding-bottom="0.1043in" fo:padding-left="0.1535in" fo:padding-right="0.1535in" fo:wrap-option="wrap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.111in" svg:stroke-color="#000000" draw:marker-start="" draw:marker-start-width="0.2445in" draw:marker-start-center="false" draw:marker-end="" draw:marker-end-width="0.2445in" draw:marker-end-center="false" draw:fill="none" draw:fill-color="#729fcf" draw:textarea-horizontal-align="justify" draw:textarea-vertical-align="middle" fo:padding-top="0.1043in" fo:padding-bottom="0.1043in" fo:padding-left="0.1535in" fo:padding-right="0.1535in" fo:wrap-option="wrap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.1728in" fo:min-width="0.943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1.9681in" fo:min-width="0.282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.111in" svg:stroke-color="#000000" draw:marker-start="" draw:marker-start-width="0.2445in" draw:marker-start-center="false" draw:marker-end="" draw:marker-end-width="0.2445in" draw:marker-end-center="false" draw:fill="none" draw:fill-color="#729fcf" draw:textarea-horizontal-align="justify" draw:textarea-vertical-align="middle" fo:padding-top="0.1043in" fo:padding-bottom="0.1043in" fo:padding-left="0.1535in" fo:padding-right="0.1535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.111in" svg:stroke-color="#000000" draw:marker-start="" draw:marker-start-width="0.2445in" draw:marker-start-center="false" draw:marker-end="" draw:marker-end-width="0.2445in" draw:marker-end-center="false" draw:fill="none" draw:fill-color="#729fcf" draw:textarea-horizontal-align="justify" draw:textarea-vertical-align="middle" fo:padding-top="0.1043in" fo:padding-bottom="0.1043in" fo:padding-left="0.1535in" fo:padding-right="0.1535in" fo:wrap-option="wrap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.1728in" fo:min-width="0.943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.1728in" fo:min-width="0.943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color="#000000" draw:fill="none" draw:fill-color="#ffffff" draw:textarea-vertical-align="top" fo:min-height="11.7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19" draw:text-style-name="P6" svg:width="16.5378in" svg:height="11.8067in" svg:x="-0.4992in" svg:y="11.2764in"><draw:text-box><text:p text:style-name="P5"><text:span text:style-name="T1">پرده </text:span><text:span text:style-name="T1">سرا</text:span></text:p></draw:text-box></draw:frame></text:p>
      <text:p text:style-name="P2"><draw:g text:anchor-type="paragraph" draw:z-index="1" draw:name="Group object 1" draw:style-name="gr1"><draw:custom-shape draw:style-name="gr2" draw:text-style-name="P3" svg:width="0.9598in" svg:height="4.1323in" draw:transform="skewX (0.000349065850398821) rotate (-0.784874564621851) translate (10.7040409011374in 1.56180555555556in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3" draw:text-style-name="P3" svg:width="2.0543in" svg:height="2.0823in" svg:x="6.7866in" svg:y="4.1236in"><text:p/><draw:enhanced-geometry svg:viewBox="0 0 21600 21600" draw:mirror-horizontal="false" draw:mirror-vertical="false" draw:text-areas="?f4 ?f4 ?f3 ?f3" draw:type="star4" draw:modifiers="6525.43021032505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draw:line draw:style-name="gr4" draw:text-style-name="P4" svg:x1="8.0862in" svg:y1="4.8909in" svg:x2="9.6079in" svg:y2="0.711in"><text:p/></draw:line><draw:line draw:style-name="gr5" draw:text-style-name="P4" svg:x1="8.0862in" svg:y1="4.8524in" svg:x2="12.1169in" svg:y2="2.9728in"><text:p/></draw:line><draw:custom-shape draw:style-name="gr6" draw:text-style-name="P3" svg:width="2.2803in" svg:height="0.5413in" svg:x="11.0339in" svg:y="4.861in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7" draw:text-style-name="P3" svg:width="0.9598in" svg:height="4.1323in" draw:transform="skewX (0.00122173047639616) rotate (-0.784350965846252) translate (10.7116797900262in 5.16597222222222in)"><text:p/><draw:enhanced-geometry svg:viewBox="0 0 21600 21600" draw:mirror-horizontal="false" draw:mirror-vertical="true" draw:glue-points="10800 0 0 10800 10800 21600 21600 10800" draw:text-areas="5400 5400 16200 16200" draw:type="diamond" draw:enhanced-path="M 10800 0 L 21600 10800 10800 21600 0 10800 10800 0 Z N"/></draw:custom-shape><draw:line draw:style-name="gr8" draw:text-style-name="P4" svg:x1="8.0945in" svg:y1="5.4386in" svg:x2="9.6161in" svg:y2="9.6185in"><text:p/></draw:line><draw:line draw:style-name="gr9" draw:text-style-name="P4" svg:x1="8.0945in" svg:y1="5.4772in" svg:x2="12.126in" svg:y2="7.3567in"><text:p/></draw:line><draw:custom-shape draw:style-name="gr10" draw:text-style-name="P3" svg:width="0.9598in" svg:height="4.1323in" draw:transform="skewX (0.000174532925199394) rotate (-0.785398163397448) translate (7.16584645669291in 1.56180555555556in)"><text:p/><draw:enhanced-geometry svg:viewBox="0 0 21600 21600" draw:mirror-horizontal="true" draw:mirror-vertical="false" draw:glue-points="10800 0 0 10800 10800 21600 21600 10800" draw:text-areas="5400 5400 16200 16200" draw:type="diamond" draw:enhanced-path="M 10800 0 L 21600 10800 10800 21600 0 10800 10800 0 Z N"/></draw:custom-shape><draw:line draw:style-name="gr11" draw:text-style-name="P4" svg:x1="7.5413in" svg:y1="4.8909in" svg:x2="6.0197in" svg:y2="0.711in"><text:p/></draw:line><draw:line draw:style-name="gr12" draw:text-style-name="P4" svg:x1="7.5413in" svg:y1="4.8524in" svg:x2="3.5098in" svg:y2="2.9728in"><text:p/></draw:line><draw:custom-shape draw:style-name="gr13" draw:text-style-name="P3" svg:width="2.2803in" svg:height="0.5413in" svg:x="2.313in" svg:y="4.8819in"><text:p/><draw:enhanced-geometry svg:viewBox="0 0 21600 21600" draw:mirror-horizontal="tru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14" draw:text-style-name="P3" svg:width="0.9594in" svg:height="4.1323in" draw:transform="skewX (0.000872664625997239) rotate (-0.784874564621851) translate (7.1672353455818in 5.16736111111111in)"><text:p/><draw:enhanced-geometry svg:viewBox="0 0 21600 21600" draw:mirror-horizontal="true" draw:mirror-vertical="true" draw:glue-points="10800 0 0 10800 10800 21600 21600 10800" draw:text-areas="5400 5400 16200 16200" draw:type="diamond" draw:enhanced-path="M 10800 0 L 21600 10800 10800 21600 0 10800 10800 0 Z N"/></draw:custom-shape><draw:line draw:style-name="gr15" draw:text-style-name="P4" svg:x1="7.5413in" svg:y1="5.4386in" svg:x2="6.0197in" svg:y2="9.6185in"><text:p/></draw:line><draw:line draw:style-name="gr16" draw:text-style-name="P4" svg:x1="7.5413in" svg:y1="5.4772in" svg:x2="3.5098in" svg:y2="7.3567in"><text:p/></draw:line><draw:custom-shape draw:style-name="gr17" draw:text-style-name="P3" svg:width="2.2803in" svg:height="0.5413in" draw:transform="rotate (-1.5707963267949) translate (8.08529090113736in 8.38472222222222in)"><text:p/><draw:enhanced-geometry svg:viewBox="0 0 21600 21600" draw:mirror-horizontal="tru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18" draw:text-style-name="P3" svg:width="2.2803in" svg:height="0.5413in" draw:transform="rotate (-1.5707963267949) translate (8.08529090113736in -0.336111111111111in)"><text:p/><draw:enhanced-geometry svg:viewBox="0 0 21600 21600" draw:mirror-horizontal="true" draw:mirror-vertical="true" draw:glue-points="10800 0 0 10800 10800 21600 21600 10800" draw:text-areas="5400 5400 16200 16200" draw:type="diamond" draw:enhanced-path="M 10800 0 L 21600 10800 10800 21600 0 10800 10800 0 Z N"/></draw:custom-shap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pitch="variable"/>
    <style:font-face style:name="Noto Rashi Hebrew Blk" svg:font-family="'Noto Rashi Hebrew Blk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1" style:font-size-asian="10.5pt" style:language-asian="zh" style:country-asian="CN" style:font-name-complex="DejaVu Sans2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1" style:font-size-asian="10.5pt" style:language-asian="zh" style:country-asian="CN" style:font-name-complex="DejaVu Sans2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1" style:font-family-complex="'DejaVu Sans'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5in" fo:margin-bottom="0.5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10:25:20.156204600</meta:creation-date>
    <dc:date>2022-12-17T12:27:52.535506492</dc:date>
    <meta:editing-duration>PT50M18S</meta:editing-duration>
    <meta:editing-cycles>1</meta:editing-cycles>
    <meta:document-statistic meta:table-count="0" meta:image-count="0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